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urier New1" fo:font-size="10.5pt" style:font-size-asian="9.14999961853027pt" style:font-size-complex="10.5pt"/>
    </style:style>
    <style:style style:name="P2" style:family="paragraph" style:parent-style-name="Standard">
      <style:text-properties style:font-name="Courier New1" fo:font-size="10.5pt" officeooo:rsid="001f2df9" officeooo:paragraph-rsid="001f2df9" style:font-size-asian="9.14999961853027pt" style:font-size-complex="10.5pt"/>
    </style:style>
    <style:style style:name="P3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1" fo:font-size="10.5pt" officeooo:rsid="001e1cb2" officeooo:paragraph-rsid="001e1cb2" style:font-size-asian="9.14999961853027pt" style:font-size-complex="10.5pt"/>
    </style:style>
    <style:style style:name="P4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1" fo:font-size="10.5pt" officeooo:rsid="001fdc8b" officeooo:paragraph-rsid="001fdc8b" style:font-size-asian="9.14999961853027pt" style:font-size-complex="10.5pt"/>
    </style:style>
    <style:style style:name="P5" style:family="paragraph" style:parent-style-name="Heading_20_1">
      <style:text-properties officeooo:rsid="001fdc8b" officeooo:paragraph-rsid="001fdc8b"/>
    </style:style>
    <style:style style:name="P6" style:family="paragraph" style:parent-style-name="Heading_20_1">
      <style:text-properties style:font-name="Liberation Sans" fo:font-size="18.2000007629395pt" officeooo:rsid="0020f92a" officeooo:paragraph-rsid="0020f92a" style:font-size-asian="18.2000007629395pt" style:font-size-complex="18.2000007629395pt"/>
    </style:style>
    <style:style style:name="P7" style:family="paragraph" style:parent-style-name="Heading_20_2">
      <style:text-properties style:font-name="Courier New1" fo:font-size="10.5pt" officeooo:rsid="001f2df9" style:font-size-asian="9.14999961853027pt" style:font-size-complex="10.5pt"/>
    </style:style>
    <style:style style:name="P8" style:family="paragraph" style:parent-style-name="Standard">
      <style:text-properties style:font-name="Courier New1" fo:font-size="10.5pt" officeooo:rsid="001f2df9" officeooo:paragraph-rsid="001f2df9" style:font-size-asian="9.14999961853027pt" style:font-size-complex="10.5pt"/>
    </style:style>
    <style:style style:name="P9" style:family="paragraph" style:parent-style-name="Standard">
      <style:text-properties style:font-name="Courier New1" fo:font-size="10.5pt" officeooo:rsid="001f2df9" officeooo:paragraph-rsid="0020f92a" style:font-size-asian="9.14999961853027pt" style:font-size-complex="10.5pt"/>
    </style:style>
    <style:style style:name="T1" style:family="text">
      <style:text-properties officeooo:rsid="001e1cb2"/>
    </style:style>
    <style:style style:name="T2" style:family="text">
      <style:text-properties officeooo:rsid="0020f92a"/>
    </style:style>
    <style:style style:name="T3" style:family="text">
      <style:text-properties style:font-name="Courier New1" fo:font-size="10.5pt" officeooo:rsid="0020f92a" style:font-size-asian="9.14999961853027pt" style:font-size-complex="10.5pt"/>
    </style:style>
    <style:style style:name="T4" style:family="text">
      <style:text-properties fo:font-weight="bold" style:font-name-asian="Noto Sans CJK SC Regular" style:font-weight-asian="bold" style:font-name-complex="FreeSans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&lt;TITLE&gt;</text:h>
      <text:p text:style-name="P4">&lt;DATE&gt;</text:p>
      <text:p text:style-name="P3"/>
      <text:h text:style-name="P6" text:outline-level="1"><text:span text:style-name="T4">1 – Define Problem</text:span></text:h>
      <text:p text:style-name="P2">Some text.</text:p>
      <text:p text:style-name="P2"/>
      <text:h text:style-name="Heading_20_1" text:outline-level="1">2 – Brainstorm Ideas</text:h>
      <text:p text:style-name="P9">Some text.</text:p>
      <text:p text:style-name="P9"/>
      <text:h text:style-name="Heading_20_1" text:outline-level="1">3 – Decide on a Solution</text:h>
      <text:p text:style-name="P9">Some text.</text:p>
      <text:p text:style-name="P9"/>
      <text:h text:style-name="Heading_20_1" text:outline-level="1">4 – Implement Solution</text:h>
      <text:p text:style-name="P9">Some text.</text:p>
      <text:p text:style-name="P9"/>
      <text:h text:style-name="Heading_20_1" text:outline-level="1">5 – Review Results</text:h>
      <text:p text:style-name="P9">Some text.</text:p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Courier New" fo:font-family="'Courier New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4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1" fo:font-size="10.5pt" style:font-size-asian="9.14999961853027pt" style:font-size-complex="10.5pt"/>
    </style:style>
    <style:style style:name="MT1" style:family="text">
      <style:text-properties officeooo:rsid="001e1c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text:span text:style-name="MT1"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3T11:30:28.061393174</meta:creation-date>
    <meta:print-date>2019-08-23T11:47:41.994958756</meta:print-date>
    <dc:date>2020-09-20T10:02:04.732663605</dc:date>
    <meta:editing-duration>PT3M4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3" meta:word-count="32" meta:character-count="171" meta:non-whitespace-character-count="147"/>
  </office:meta>
</office:document-meta>
</file>